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72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ffff00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 style:data-style-name="N107"/>
    <style:style style:name="ce11" style:family="table-cell" style:parent-style-name="Default" style:data-style-name="N107">
      <style:table-cell-properties fo:background-color="#ffff00"/>
    </style:style>
    <style:style style:name="ce3" style:family="table-cell" style:parent-style-name="Default" style:data-style-name="N3"/>
    <style:style style:name="ce17" style:family="table-cell" style:parent-style-name="Default" style:data-style-name="N3">
      <style:table-cell-properties fo:background-color="#ffff00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/>
    <style:style style:name="ce14" style:family="table-cell" style:parent-style-name="Default" style:data-style-name="N11">
      <style:table-cell-properties fo:background-color="#ffff00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3" table:default-cell-style-name="ce2"/>
        <table:table-column table:style-name="co1" table:default-cell-style-name="Default"/>
        <table:table-row table:style-name="ro1">
          <table:table-cell/>
          <table:table-cell table:style-name="ce4" office:value-type="string" calcext:value-type="string">
            <text:p>Tempo</text:p>
          </table:table-cell>
          <table:table-cell table:style-name="ce6" table:number-columns-repeated="2"/>
          <table:table-cell table:style-name="ce8" office:value-type="string" calcext:value-type="string">
            <text:p>Tamanho</text:p>
          </table:table-cell>
          <table:table-cell table:style-name="ce6"/>
          <table:table-cell table:style-name="ce10"/>
        </table:table-row>
        <table:table-row table:style-name="ro1">
          <table:table-cell office:value-type="string" calcext:value-type="string">
            <text:p>Gzip -9</text:p>
          </table:table-cell>
          <table:table-cell office:value-type="float" office:value="107.48" calcext:value-type="float">
            <text:p>107,48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1255858176" calcext:value-type="float">
            <text:p>1.255.858.176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table:style-name="ce5" office:value-type="string" calcext:value-type="string">
            <text:p>Zstd -15</text:p>
          </table:table-cell>
          <table:table-cell table:style-name="ce11" office:value-type="float" office:value="64.451" calcext:value-type="float">
            <text:p>64,451</text:p>
          </table:table-cell>
          <table:table-cell table:style-name="ce14" table:formula="of:=[.B3]/107.48" office:value-type="percentage" office:value="0.599655749906959" calcext:value-type="percentage">
            <text:p>59,97%</text:p>
          </table:table-cell>
          <table:table-cell table:style-name="ce14" table:formula="of:=[.C3]-100%" office:value-type="percentage" office:value="-0.400344250093041" calcext:value-type="percentage">
            <text:p>-40,03%</text:p>
          </table:table-cell>
          <table:table-cell table:style-name="ce17" office:value-type="float" office:value="1157144576" calcext:value-type="float">
            <text:p>1.157.144.576</text:p>
          </table:table-cell>
          <table:table-cell table:style-name="ce14" table:formula="of:=[.E3]/1255858176" office:value-type="percentage" office:value="0.921397493852045" calcext:value-type="percentage">
            <text:p>92,14%</text:p>
          </table:table-cell>
          <table:table-cell table:style-name="ce14" table:formula="of:=[.F3]-100%" office:value-type="percentage" office:value="-0.0786025061479554" calcext:value-type="percentage">
            <text:p>-7,86%</text:p>
          </table:table-cell>
        </table:table-row>
        <table:table-row table:style-name="ro1">
          <table:table-cell office:value-type="string" calcext:value-type="string">
            <text:p>Zstd -16</text:p>
          </table:table-cell>
          <table:table-cell office:value-type="float" office:value="95.653" calcext:value-type="float">
            <text:p>95,653</text:p>
          </table:table-cell>
          <table:table-cell table:formula="of:=[.B4]/107.48" office:value-type="percentage" office:value="0.889960922962412" calcext:value-type="percentage">
            <text:p>89,00%</text:p>
          </table:table-cell>
          <table:table-cell table:formula="of:=[.C4]-100%" office:value-type="percentage" office:value="-0.110039077037588" calcext:value-type="percentage">
            <text:p>-11,00%</text:p>
          </table:table-cell>
          <table:table-cell office:value-type="float" office:value="1138335744" calcext:value-type="float">
            <text:p>1.138.335.744</text:p>
          </table:table-cell>
          <table:table-cell table:formula="of:=[.E4]/1255858176" office:value-type="percentage" office:value="0.90642061799182" calcext:value-type="percentage">
            <text:p>90,64%</text:p>
          </table:table-cell>
          <table:table-cell table:style-name="ce2" table:formula="of:=[.F4]-100%" office:value-type="percentage" office:value="-0.0935793820081798" calcext:value-type="percentage">
            <text:p>-9,36%</text:p>
          </table:table-cell>
        </table:table-row>
        <table:table-row table:style-name="ro1">
          <table:table-cell office:value-type="string" calcext:value-type="string">
            <text:p>Zstd -17</text:p>
          </table:table-cell>
          <table:table-cell office:value-type="float" office:value="102.865" calcext:value-type="float">
            <text:p>102,865</text:p>
          </table:table-cell>
          <table:table-cell table:formula="of:=[.B5]/107.48" office:value-type="percentage" office:value="0.957061778935616" calcext:value-type="percentage">
            <text:p>95,71%</text:p>
          </table:table-cell>
          <table:table-cell table:formula="of:=[.C5]-100%" office:value-type="percentage" office:value="-0.0429382210643842" calcext:value-type="percentage">
            <text:p>-4,29%</text:p>
          </table:table-cell>
          <table:table-cell office:value-type="float" office:value="1120632832" calcext:value-type="float">
            <text:p>1.120.632.832</text:p>
          </table:table-cell>
          <table:table-cell table:formula="of:=[.E5]/1255858176" office:value-type="percentage" office:value="0.892324351121635" calcext:value-type="percentage">
            <text:p>89,23%</text:p>
          </table:table-cell>
          <table:table-cell table:style-name="ce2" table:formula="of:=[.F5]-100%" office:value-type="percentage" office:value="-0.107675648878365" calcext:value-type="percentage">
            <text:p>-10,77%</text:p>
          </table:table-cell>
        </table:table-row>
        <table:table-row table:style-name="ro1">
          <table:table-cell office:value-type="string" calcext:value-type="string">
            <text:p>Zstd -18</text:p>
          </table:table-cell>
          <table:table-cell office:value-type="float" office:value="140.696" calcext:value-type="float">
            <text:p>140,696</text:p>
          </table:table-cell>
          <table:table-cell table:formula="of:=[.B6]/107.48" office:value-type="percentage" office:value="1.30904354298474" calcext:value-type="percentage">
            <text:p>130,90%</text:p>
          </table:table-cell>
          <table:table-cell table:formula="of:=[.C6]-100%" office:value-type="percentage" office:value="0.309043542984741" calcext:value-type="percentage">
            <text:p>30,90%</text:p>
          </table:table-cell>
          <table:table-cell office:value-type="float" office:value="1087426560" calcext:value-type="float">
            <text:p>1.087.426.560</text:p>
          </table:table-cell>
          <table:table-cell table:formula="of:=[.E6]/1255858176" office:value-type="percentage" office:value="0.86588325081701" calcext:value-type="percentage">
            <text:p>86,59%</text:p>
          </table:table-cell>
          <table:table-cell table:style-name="ce2" table:formula="of:=[.F6]-100%" office:value-type="percentage" office:value="-0.134116749182991" calcext:value-type="percentage">
            <text:p>-13,41%</text:p>
          </table:table-cell>
        </table:table-row>
        <table:table-row table:style-name="ro1">
          <table:table-cell office:value-type="string" calcext:value-type="string">
            <text:p>Zstd -19</text:p>
          </table:table-cell>
          <table:table-cell office:value-type="float" office:value="178.407" calcext:value-type="float">
            <text:p>178,407</text:p>
          </table:table-cell>
          <table:table-cell table:formula="of:=[.B7]/107.48" office:value-type="percentage" office:value="1.65990882024563" calcext:value-type="percentage">
            <text:p>165,99%</text:p>
          </table:table-cell>
          <table:table-cell table:formula="of:=[.C7]-100%" office:value-type="percentage" office:value="0.659908820245627" calcext:value-type="percentage">
            <text:p>65,99%</text:p>
          </table:table-cell>
          <table:table-cell office:value-type="float" office:value="1085267968" calcext:value-type="float">
            <text:p>1.085.267.968</text:p>
          </table:table-cell>
          <table:table-cell table:formula="of:=[.E7]/1255858176" office:value-type="percentage" office:value="0.864164432529044" calcext:value-type="percentage">
            <text:p>86,42%</text:p>
          </table:table-cell>
          <table:table-cell table:style-name="ce2" table:formula="of:=[.F7]-100%" office:value-type="percentage" office:value="-0.135835567470956" calcext:value-type="percentage">
            <text:p>-13,58%</text:p>
          </table:table-cell>
        </table:table-row>
        <table:table-row table:style-name="ro1">
          <table:table-cell office:value-type="string" calcext:value-type="string">
            <text:p>Zstd -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std -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std -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zip</text:p>
          </table:table-cell>
          <table:table-cell table:style-name="ce3" office:value-type="float" office:value="182" calcext:value-type="float">
            <text:p>18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1444937728" calcext:value-type="float">
            <text:p>1.444.937.728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table:style-name="ce5" office:value-type="string" calcext:value-type="string">
            <text:p>zstd</text:p>
          </table:table-cell>
          <table:table-cell table:style-name="ce17" office:value-type="float" office:value="109" calcext:value-type="float">
            <text:p>109</text:p>
          </table:table-cell>
          <table:table-cell table:style-name="ce14" table:formula="of:=[.B13]/[.B12]" office:value-type="percentage" office:value="0.598901098901099" calcext:value-type="percentage">
            <text:p>59,89%</text:p>
          </table:table-cell>
          <table:table-cell table:style-name="ce14" table:formula="of:=[.C13]-100%" office:value-type="percentage" office:value="-0.401098901098901" calcext:value-type="percentage">
            <text:p>-40,11%</text:p>
          </table:table-cell>
          <table:table-cell table:style-name="ce17" office:value-type="float" office:value="1308622848" calcext:value-type="float">
            <text:p>1.308.622.848</text:p>
          </table:table-cell>
          <table:table-cell table:style-name="ce14" table:formula="of:=[.E13]/[.E12]" office:value-type="percentage" office:value="0.905660377358491" calcext:value-type="percentage">
            <text:p>90,57%</text:p>
          </table:table-cell>
          <table:table-cell table:style-name="ce14" table:formula="of:=[.F13]-100%" office:value-type="percentage" office:value="-0.0943396226415094" calcext:value-type="percentage">
            <text:p>-9,43%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table:style-name="ce3" office:value-type="float" office:value="295" calcext:value-type="float">
            <text:p>295</text:p>
          </table:table-cell>
          <table:table-cell table:formula="of:=[.B14]/[.B12]" office:value-type="percentage" office:value="1.62087912087912" calcext:value-type="percentage">
            <text:p>162,09%</text:p>
          </table:table-cell>
          <table:table-cell table:formula="of:=[.C14]-100%" office:value-type="percentage" office:value="0.620879120879121" calcext:value-type="percentage">
            <text:p>62,09%</text:p>
          </table:table-cell>
          <table:table-cell office:value-type="float" office:value="1145044992" calcext:value-type="float">
            <text:p>1.145.044.992</text:p>
          </table:table-cell>
          <table:table-cell table:formula="of:=[.E14]/[.E12]" office:value-type="percentage" office:value="0.792452830188679" calcext:value-type="percentage">
            <text:p>79,25%</text:p>
          </table:table-cell>
          <table:table-cell table:style-name="ce2" table:formula="of:=[.F14]-100%" office:value-type="percentage" office:value="-0.207547169811321" calcext:value-type="percentage">
            <text:p>-20,75%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>
      <style:text-properties style:font-name="Liberation Serif" fo:font-family="'Liberation Serif'" style:font-style-name="Regular" style:font-family-generic="roman" style:font-pitch="variable" fo:font-size="12pt" style:font-name-complex="FreeSans" style:font-family-complex="FreeSans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8T14:21:42.980007506</meta:creation-date>
    <dc:date>2022-09-13T15:50:07.484159624</dc:date>
    <meta:editing-duration>PT1H3M1S</meta:editing-duration>
    <meta:editing-cycles>11</meta:editing-cycles>
    <meta:generator>LibreOffice/7.4.1.1$Linux_X86_64 LibreOffice_project/40$Build-1</meta:generator>
    <meta:document-statistic meta:table-count="1" meta:cell-count="64" meta:object-count="0"/>
  </office:meta>
</office:document-meta>
</file>